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sTermsWriterPerThread.clearLastVector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sTermsWriterPerThread.TermVectorsTermsWriterPerThread( TermsHashPerThread termsHashPerThread , TermVectorsTermsWriter terms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rmVectorsTermsWriterPerThread.vectorFieldsInOrder( FieldInfo f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rmVectorsTermsWriterPerThread.addField( TermsHashPerField termsHashPerField , FieldInfo field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PerThread.finish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rmVectorsTermsWriterPerThread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rmVectorsTermsWriterPerThread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